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0.442cm" fo:min-width="0.17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ffffff" draw:marker-start="" draw:marker-start-width="0.321cm" draw:marker-end-width="0.321cm" svg:stroke-opacity="100%" draw:fill-color="#000000" draw:textarea-horizontal-align="justify" draw:textarea-vertical-align="middle" draw:auto-grow-height="false" fo:min-height="1.782cm" fo:min-width="0.77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0.124cm" fo:min-width="0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0.149cm" fo:min-width="0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1.432cm" fo:min-width="0.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0.345cm" fo:min-width="0.057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ffff" draw:marker-start-width="0.321cm" draw:marker-end-width="0.321cm" draw:fill-color="#000000" draw:auto-grow-height="false" fo:min-height="0.977cm" fo:min-width="0.226cm" fo:padding-top="0.165cm" fo:padding-bottom="0.165cm" fo:padding-left="0.29cm" fo:padding-right="0.29cm" fo:wrap-option="no-wrap"/>
    </style:style>
    <style:style style:name="gr8" style:family="graphic" style:parent-style-name="standard">
      <style:graphic-properties svg:stroke-width="0.081cm" svg:stroke-color="#ffffff" draw:marker-start-width="0.321cm" draw:marker-end-width="0.321cm" draw:fill-color="#000000" draw:textarea-vertical-align="middle" draw:auto-grow-height="false" fo:min-height="0.266cm" fo:min-width="0.069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05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0.091cm" fo:min-width="0.243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ffff" draw:marker-start-width="0.321cm" draw:marker-end-width="0.321cm" draw:fill-color="#808080" draw:textarea-horizontal-align="justify" draw:textarea-vertical-align="middle" draw:auto-grow-height="false" fo:min-height="0.362cm" fo:min-width="0.098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ffff" draw:marker-start="" draw:marker-start-width="0.321cm" draw:marker-end-width="0.321cm" svg:stroke-opacity="100%" draw:fill-color="#808080" draw:textarea-horizontal-align="justify" draw:textarea-vertical-align="middle" draw:auto-grow-height="false" fo:min-height="1.782cm" fo:min-width="0.77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ffffff" draw:marker-start-width="0.321cm" draw:marker-end-width="0.321cm" draw:fill-color="#808080" draw:textarea-horizontal-align="justify" draw:textarea-vertical-align="middle" draw:auto-grow-height="false" fo:min-height="0.124cm" fo:min-width="0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ffff" draw:marker-start-width="0.321cm" draw:marker-end-width="0.321cm" draw:fill-color="#808080" draw:textarea-horizontal-align="justify" draw:textarea-vertical-align="middle" draw:auto-grow-height="false" fo:min-height="0.149cm" fo:min-width="0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ffffff" draw:marker-start-width="0.321cm" draw:marker-end-width="0.321cm" draw:fill-color="#808080" draw:textarea-horizontal-align="justify" draw:textarea-vertical-align="middle" draw:auto-grow-height="false" fo:min-height="1.432cm" fo:min-width="0.2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ffff" draw:marker-start-width="0.321cm" draw:marker-end-width="0.321cm" draw:fill-color="#808080" draw:textarea-horizontal-align="justify" draw:textarea-vertical-align="middle" draw:auto-grow-height="false" fo:min-height="0.345cm" fo:min-width="0.057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fffff" draw:marker-start-width="0.321cm" draw:marker-end-width="0.321cm" draw:fill-color="#808080" draw:auto-grow-height="false" fo:min-height="0.977cm" fo:min-width="0.226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ffffff" draw:marker-start-width="0.321cm" draw:marker-end-width="0.321cm" draw:fill-color="#808080" draw:textarea-vertical-align="middle" draw:auto-grow-height="false" fo:min-height="0.266cm" fo:min-width="0.069cm" fo:padding-top="0.165cm" fo:padding-bottom="0.165cm" fo:padding-left="0.29cm" fo:padding-right="0.29cm"/>
    </style:style>
    <style:style style:name="gr21" style:family="graphic" style:parent-style-name="standard">
      <style:graphic-properties svg:stroke-color="#808080" draw:marker-start="" draw:fill-color="#808080" draw:textarea-horizontal-align="justify" draw:textarea-vertical-align="middle" draw:auto-grow-height="false" fo:min-height="0cm" fo:min-width="0.305cm"/>
    </style:style>
    <style:style style:name="gr22" style:family="graphic" style:parent-style-name="objectwithoutfill">
      <style:graphic-properties svg:stroke-width="0.159cm" svg:stroke-color="#808080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23" style:family="graphic" style:parent-style-name="standard">
      <style:graphic-properties svg:stroke-width="0.081cm" svg:stroke-color="#ffffff" draw:marker-start-width="0.321cm" draw:marker-end-width="0.321cm" draw:fill-color="#808080" draw:textarea-horizontal-align="justify" draw:textarea-vertical-align="middle" draw:auto-grow-height="false" fo:min-height="0.09cm" fo:min-width="0.243cm" fo:padding-top="0.165cm" fo:padding-bottom="0.165cm" fo:padding-left="0.29cm" fo:padding-right="0.29cm"/>
    </style:style>
    <style:style style:name="gr2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000000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808080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custom-shape draw:style-name="gr1" draw:text-style-name="P2" draw:layer="layout" svg:width="2.142cm" svg:height="2.156cm" draw:transform="rotate (0.785398163397448) translate (7.501cm 8.8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384.161337924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polygon draw:style-name="gr2" draw:text-style-name="P2" draw:layer="layout" svg:width="1.015cm" svg:height="1.523cm" svg:x="10.414cm" svg:y="8.382cm" svg:viewBox="0 0 1016 1524" draw:points="1016,381 1016,1524 0,1524 0,0 610,0">
            <text:p/>
          </draw:polygon>
          <draw:polygon draw:style-name="gr2" draw:text-style-name="P2" draw:layer="layout" svg:width="1.015cm" svg:height="1.523cm" svg:x="10.814cm" svg:y="7.882cm" svg:viewBox="0 0 1016 1524" draw:points="1016,381 1016,1524 0,1524 0,0 610,0">
            <text:p/>
          </draw:polygon>
        </draw:g>
        <draw:g>
          <draw:g>
            <draw:custom-shape draw:style-name="gr3" draw:text-style-name="P2" draw:layer="layout" svg:width="0.762cm" svg:height="1.762cm" svg:x="12.554cm" svg:y="7.912cm">
              <text:p/>
              <draw:enhanced-geometry svg:viewBox="0 0 21600 21600" draw:glue-points="?f6 0 10800 ?f8 ?f11 10800 ?f9 21600 10800 ?f10 ?f5 10800" draw:text-areas="?f3 ?f3 ?f4 ?f4" draw:type="parallelogram" draw:modifiers="15058.407079646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2" draw:layer="layout" svg:width="0.622cm" svg:height="0.675cm" svg:x="12.186cm" svg:y="9.2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7696.95024077047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5" draw:text-style-name="P2" draw:layer="layout" svg:width="0.78cm" svg:height="1.762cm" svg:x="12.413cm" svg:y="7.893cm">
              <text:p/>
              <draw:enhanced-geometry svg:viewBox="0 0 21600 21600" draw:mirror-horizontal="true" draw:glue-points="?f6 0 10800 ?f8 ?f11 10800 ?f9 21600 10800 ?f10 ?f5 10800" draw:text-areas="?f3 ?f3 ?f4 ?f4" draw:type="parallelogram" draw:modifiers="15058.407079646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2" draw:layer="layout" svg:width="0.637cm" svg:height="0.675cm" svg:x="12.928cm" svg:y="9.25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ring" draw:modifiers="7696.95024077047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</draw:g>
        <draw:g>
          <draw:g>
            <draw:custom-shape draw:style-name="gr7" draw:text-style-name="P3" draw:layer="layout" svg:width="1.298cm" svg:height="1.799cm" svg:x="14.196cm" svg:y="8.074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099.11504424779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8" draw:text-style-name="P2" draw:layer="layout" svg:width="0.649cm" svg:height="0.596cm" svg:x="14.524cm" svg:y="7.874cm">
              <text:p/>
              <draw:enhanced-geometry draw:mirror-vertical="true" draw:glue-point-type="segments" draw:type="mso-spt100" draw:modifiers="-178.985205039883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9" draw:text-style-name="P2" draw:layer="layout" svg:width="0.805cm" svg:height="0.216cm" svg:x="14.445cm" svg:y="8.12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4" draw:layer="layout" svg:width="0.232cm" svg:height="0.217cm" svg:x="14.729cm" svg:y="8.0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5" draw:layer="layout" svg:x1="14.36cm" svg:y1="8.183cm" svg:x2="15.334cm" svg:y2="8.183cm">
              <text:p/>
            </draw:line>
          </draw:g>
          <draw:custom-shape draw:style-name="gr12" draw:text-style-name="P2" draw:layer="layout" svg:width="1.016cm" svg:height="0.928cm" svg:x="13.87cm" svg:y="8.47cm">
            <text:p/>
            <draw:enhanced-geometry svg:viewBox="0 0 21600 21600" draw:text-areas="0 ?f0 ?f5 ?f2" draw:type="right-arrow" draw:modifiers="12509.7345132743 5905.7050592034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custom-shape draw:style-name="gr7" draw:text-style-name="P3" draw:layer="layout" svg:width="1.298cm" svg:height="1.799cm" svg:x="16.197cm" svg:y="8.074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099.11504424779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  <draw:custom-shape draw:style-name="gr8" draw:text-style-name="P2" draw:layer="layout" svg:width="0.649cm" svg:height="0.596cm" svg:x="16.525cm" svg:y="7.874cm">
              <text:p/>
              <draw:enhanced-geometry draw:mirror-vertical="true" draw:glue-point-type="segments" draw:type="mso-spt100" draw:modifiers="-178.985205039883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9" draw:text-style-name="P2" draw:layer="layout" svg:width="0.805cm" svg:height="0.216cm" svg:x="16.446cm" svg:y="8.12cm">
              <text:p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4" draw:layer="layout" svg:width="0.232cm" svg:height="0.217cm" svg:x="16.73cm" svg:y="8.0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5" draw:layer="layout" svg:x1="16.361cm" svg:y1="8.183cm" svg:x2="17.335cm" svg:y2="8.183cm">
              <text:p/>
            </draw:line>
          </draw:g>
          <draw:custom-shape draw:style-name="gr12" draw:text-style-name="P2" draw:layer="layout" svg:width="1.016cm" svg:height="0.928cm" svg:x="16.971cm" svg:y="8.47cm">
            <text:p/>
            <draw:enhanced-geometry svg:viewBox="0 0 21600 21600" draw:text-areas="0 ?f0 ?f5 ?f2" draw:type="right-arrow" draw:modifiers="12509.7345132743 5905.7050592034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3" draw:text-style-name="P6" draw:layer="layout" svg:width="2.142cm" svg:height="2.156cm" draw:transform="rotate (0.785398163397448) translate (7.501cm 5.50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384.161337924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polygon draw:style-name="gr14" draw:text-style-name="P6" draw:layer="layout" svg:width="1.015cm" svg:height="1.523cm" svg:x="10.414cm" svg:y="4.996cm" svg:viewBox="0 0 1016 1524" draw:points="1016,381 1016,1524 0,1524 0,0 610,0">
            <text:p/>
          </draw:polygon>
          <draw:polygon draw:style-name="gr14" draw:text-style-name="P6" draw:layer="layout" svg:width="1.015cm" svg:height="1.523cm" svg:x="10.814cm" svg:y="4.496cm" svg:viewBox="0 0 1016 1524" draw:points="1016,381 1016,1524 0,1524 0,0 610,0">
            <text:p/>
          </draw:polygon>
        </draw:g>
        <draw:g>
          <draw:g>
            <draw:custom-shape draw:style-name="gr15" draw:text-style-name="P6" draw:layer="layout" svg:width="0.762cm" svg:height="1.762cm" svg:x="12.554cm" svg:y="4.526cm">
              <text:p/>
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5058.407079646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6" draw:layer="layout" svg:width="0.622cm" svg:height="0.675cm" svg:x="12.186cm" svg:y="5.8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7696.95024077047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17" draw:text-style-name="P6" draw:layer="layout" svg:width="0.78cm" svg:height="1.762cm" svg:x="12.413cm" svg:y="4.507cm">
              <text:p/>
              <draw:enhanced-geometry svg:viewBox="0 0 21600 21600" draw:mirror-horizontal="true" draw:mirror-vertical="false" draw:glue-points="?f6 0 10800 ?f8 ?f11 10800 ?f9 21600 10800 ?f10 ?f5 10800" draw:text-areas="?f3 ?f3 ?f4 ?f4" draw:type="parallelogram" draw:modifiers="15058.407079646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6" draw:layer="layout" svg:width="0.637cm" svg:height="0.675cm" svg:x="12.928cm" svg:y="5.864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ring" draw:modifiers="7696.95024077047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</draw:g>
        <draw:g>
          <draw:custom-shape draw:style-name="gr19" draw:text-style-name="P7" draw:layer="layout" svg:width="1.298cm" svg:height="1.799cm" svg:x="14.196cm" svg:y="4.688cm">
            <text:p/>
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099.11504424779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0" draw:text-style-name="P6" draw:layer="layout" svg:width="0.649cm" svg:height="0.596cm" svg:x="14.524cm" svg:y="4.488cm">
            <text:p/>
            <draw:enhanced-geometry draw:mirror-vertical="true" draw:mirror-horizontal="false" draw:glue-point-type="segments" draw:type="mso-spt100" draw:modifiers="-178.985205039883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1" draw:text-style-name="P6" draw:layer="layout" svg:width="0.805cm" svg:height="0.216cm" svg:x="14.445cm" svg:y="4.73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4" draw:layer="layout" svg:width="0.232cm" svg:height="0.217cm" svg:x="14.729cm" svg:y="4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5" draw:layer="layout" svg:x1="14.36cm" svg:y1="4.806cm" svg:x2="15.334cm" svg:y2="4.806cm">
            <text:p/>
          </draw:line>
          <draw:custom-shape draw:style-name="gr23" draw:text-style-name="P6" draw:layer="layout" svg:width="1.016cm" svg:height="0.928cm" svg:x="13.87cm" svg:y="5.084cm">
            <text:p/>
            <draw:enhanced-geometry svg:viewBox="0 0 21600 21600" draw:mirror-horizontal="false" draw:mirror-vertical="false" draw:text-areas="0 ?f0 ?f5 ?f2" draw:type="right-arrow" draw:modifiers="12509.7345132743 5905.7050592034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9" draw:text-style-name="P7" draw:layer="layout" svg:width="1.298cm" svg:height="1.799cm" svg:x="16.197cm" svg:y="4.688cm">
            <text:p/>
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099.11504424779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0" draw:text-style-name="P6" draw:layer="layout" svg:width="0.649cm" svg:height="0.596cm" svg:x="16.525cm" svg:y="4.488cm">
            <text:p/>
            <draw:enhanced-geometry draw:mirror-vertical="true" draw:mirror-horizontal="false" draw:glue-point-type="segments" draw:type="mso-spt100" draw:modifiers="-178.985205039883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1" draw:text-style-name="P6" draw:layer="layout" svg:width="0.805cm" svg:height="0.216cm" svg:x="16.446cm" svg:y="4.73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4" draw:layer="layout" svg:width="0.232cm" svg:height="0.217cm" svg:x="16.73cm" svg:y="4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5" draw:layer="layout" svg:x1="16.361cm" svg:y1="4.806cm" svg:x2="17.335cm" svg:y2="4.806cm">
            <text:p/>
          </draw:line>
          <draw:custom-shape draw:style-name="gr23" draw:text-style-name="P6" draw:layer="layout" svg:width="1.016cm" svg:height="0.928cm" svg:x="16.971cm" svg:y="5.084cm">
            <text:p/>
            <draw:enhanced-geometry svg:viewBox="0 0 21600 21600" draw:mirror-horizontal="false" draw:mirror-vertical="false" draw:text-areas="0 ?f0 ?f5 ?f2" draw:type="right-arrow" draw:modifiers="12509.7345132743 5905.7050592034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4T20:16:48.194801554</meta:creation-date>
    <dc:date>2018-06-24T21:23:48.987542090</dc:date>
    <meta:editing-duration>PT28M31S</meta:editing-duration>
    <meta:editing-cycles>4</meta:editing-cycles>
    <meta:generator>LibreOffice/5.1.6.2$Linux_X86_64 LibreOffice_project/10m0$Build-2</meta:generator>
    <meta:document-statistic meta:object-count="77"/>
  </office:meta>
</office:document-meta>
</file>